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Bergson, 1920 #796}</text:p>
      <text:p text:style-name="Text_20_body">⁠</text:p>
      <text:p text:style-name="Text_20_body">Bergson, H. (1920). <text:span text:style-name="T1">L'énergie spirituelle</text:span> (6. éd. ed.). Paris,: F. Alcan.</text:p>
      <text:p text:style-name="Text_20_body">86<text:span text:style-name="T2">th</text:span> edition, Presses Universitaires de France, Paris, 1964</text:p>
      <text:p text:style-name="P1">Travailler intellectuellement conciste c<text:span text:style-name="T3">à</text:span> conduire une m<text:span text:style-name="T3">ê</text:span>me repr<text:span text:style-name="T3">é</text:span>sentation <text:span text:style-name="T3">à</text:span> travers des plans de conscience diff<text:span text:style-name="T3">é</text:span>rents dans une direction qui va de l’abstrait au concret, du sch<text:span text:style-name="T3">é</text:span>ma <text:span text:style-name="T3">à</text:span> l’image. 176-7</text:p>
      <text:p text:style-name="P2">Comment proc<text:span text:style-name="T3">é</text:span>dons-nous pour apprendre tout seuls un exercice complexe, tel que la danser? 178</text:p>
      <text:p text:style-name="P2">A vrai dire, la partie utile of cette repr<text:span text:style-name="T3">é</text:span>sentation n’est ni purement visuelle ni purement motice; elle east l’un et l’autre <text:span text:style-name="T3">à</text:span> fois, <text:span text:style-name="T3">é</text:span>tant le dessin de <text:span text:style-name="T1">relations, </text:span><text:s/>surtout temporelles, entre les parties successive du mouvement <text:span text:style-name="T3">à</text:span> ex<text:span text:style-name="T3">é</text:span>cuter. 17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1" style:font-size-asian="12pt" style:language-asian="en" style:country-asian="GB" style:font-name-complex="DejaVu Sans1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1-04T11:32:23</meta:creation-date>
    <dc:creator>abm</dc:creator>
    <dc:date>2008-10-27T09:20:41</dc:date>
    <dc:language>en-GB</dc:language>
    <meta:editing-cycles>4</meta:editing-cycles>
    <meta:editing-duration>PT36M52S</meta:editing-duration>
    <meta:user-defined meta:name="Info 1"/>
    <meta:user-defined meta:name="Info 2"/>
    <meta:user-defined meta:name="Info 3"/>
    <meta:user-defined meta:name="Info 4"/>
    <meta:user-defined meta:name="ZOTERO_PREF_1" meta:value-type="string">92b6ba1B:http:://www.zotero.org/styles/harvard1:in-text:1:0:0</meta:user-defined>
    <meta:document-statistic meta:table-count="0" meta:image-count="0" meta:object-count="0" meta:page-count="1" meta:paragraph-count="7" meta:word-count="106" meta:character-count="687"/>
  </office:meta>
</office:document-meta>
</file>